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solid" draw:fill-color="#c0c0c0" draw:textarea-horizontal-align="justify" draw:textarea-vertical-align="middle" draw:auto-grow-height="false" fo:min-height="0.75cm" fo:min-width="6.3cm"/>
    </style:style>
    <style:style style:name="gr2" style:family="graphic" style:parent-style-name="measure">
      <style:graphic-properties draw:stroke="dash" draw:stroke-dash="Fine_20_Dashed" draw:textarea-vertical-align="middle" draw:line-distance="1cm"/>
    </style:style>
    <style:style style:name="gr3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1.1cm"/>
    </style:style>
    <style:style style:name="gr4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0.7cm"/>
    </style:style>
    <style:style style:name="gr5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gr6" style:family="graphic" style:parent-style-name="Default_5f_1">
      <style:graphic-properties draw:stroke="none" draw:fill="none" draw:ole-draw-aspect="1" style:protect="siz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false" draw:auto-grow-width="false" fo:min-height="0cm" fo:min-width="0cm" fo:padding-right="0cm"/>
    </style:style>
    <style:style style:name="gr8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0cm"/>
    </style:style>
    <style:style style:name="gr9" style:family="graphic" style:parent-style-name="measure">
      <style:graphic-properties draw:stroke="dash" draw:stroke-dash="Fine_20_Dashed" draw:textarea-vertical-align="middle" draw:line-distance="0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  <style:text-properties style:font-name="Cantarell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Cantarell" fo:font-size="10pt" style:font-size-asian="10pt" style:font-size-complex="10pt"/>
    </style:style>
    <style:style style:name="P4" style:family="paragraph">
      <loext:graphic-properties draw:fill="solid" draw:fill-color="#ffffff"/>
      <style:paragraph-properties fo:text-align="center"/>
      <style:text-properties style:font-name="Cantarell"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/>
      <style:text-properties style:font-name="Cantarell"/>
    </style:style>
    <style:style style:name="P6" style:family="paragraph">
      <loext:graphic-properties draw:fill="none"/>
      <style:text-properties style:font-name="Cantarell"/>
    </style:style>
    <style:style style:name="P7" style:family="paragraph">
      <loext:graphic-properties draw:fill="none" draw:fill-color="#ffffff"/>
      <style:text-properties style:font-name="Cantarell" fo:font-size="9pt" style:font-size-asian="9pt" style:font-size-complex="9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ntarell" fo:font-size="10pt" style:font-size-asian="10pt" style:font-size-complex="10pt"/>
    </style:style>
    <style:style style:name="T4" style:family="text">
      <style:text-properties style:text-position="super 58%" style:font-name="Cantarell" fo:font-size="10pt" style:font-size-asian="10pt" style:font-size-complex="10pt"/>
    </style:style>
    <style:style style:name="T5" style:family="text">
      <style:text-properties style:font-name="Cantarell" fo:font-size="8pt" style:font-size-asian="8pt" style:font-size-complex="8pt"/>
    </style:style>
    <style:style style:name="T6" style:family="text">
      <style:text-properties style:font-name="Cantarell"/>
    </style:style>
    <style:style style:name="T7" style:family="text">
      <style:text-properties style:font-name="Cantarell" fo:font-size="9pt" style:font-size-asian="9pt" style:font-size-complex="9pt"/>
    </style:style>
    <style:style style:name="T8" style:family="text">
      <style:text-properties style:text-position="sub 58%" style:font-name="Cantarell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1cm" svg:x="13cm" svg:y="8.6cm">
          <text:p text:style-name="P1"><text:span text:style-name="T1">Network H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layout" svg:x1="13cm" svg:y1="11.2cm" svg:x2="19.6cm" svg:y2="11.2cm">
          <text:p text:style-name="P3"><text:span text:style-name="T2">K bits</text:span></text:p>
        </draw:measure>
        <draw:custom-shape draw:style-name="gr3" draw:text-style-name="P4" draw:layer="layout" svg:width="1.6cm" svg:height="1cm" svg:x="18cm" svg:y="11.2cm">
          <text:p text:style-name="P1"><text:span text:style-name="T3">Index</text:span><text:span text:style-name="T4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cm" svg:height="1cm" svg:x="16.8cm" svg:y="11.2cm">
          <text:p text:style-name="P1"><text:span text:style-name="T3"><text:s/></text:span><text:span text:style-name="T3">Hop</text:span><text:span text:style-name="T4">(2)</text:span></text:p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cm" svg:height="1cm" svg:x="14.6cm" svg:y="11.2cm">
          <text:p text:style-name="P1"><text:span text:style-name="T3">Hop</text:span></text:p>
          <text:p text:style-name="P1"><text:span text:style-name="T5">H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15.8cm" svg:y="11.2cm">
          <text:p text:style-name="P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cm" svg:x="13.4cm" svg:y="11.2cm">
          <text:p text:style-name="P1"><text:span text:style-name="T3">Gap</text:span><text:span text:style-name="T4">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4.709cm" svg:height="0.498cm" svg:x="13.181cm" svg:y="12.9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7" draw:layer="layout" svg:width="6.6cm" svg:height="1.4cm" svg:x="13.02cm" svg:y="13.34cm">
          <draw:text-box>
            <text:p><text:span text:style-name="T7">(3) can be inexistent depending of Index</text:span><text:span text:style-name="T8">Width</text:span><text:span text:style-name="T7"> and Hop</text:span><text:span text:style-name="T8">Width</text:span><text:span text:style-name="T7"> </text:span></text:p>
          </draw:text-box>
        </draw:frame>
        <draw:frame draw:style-name="gr6" draw:text-style-name="P6" draw:layer="layout" svg:width="4.44cm" svg:height="0.498cm" svg:x="13.2cm" svg:y="12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8" draw:text-style-name="P5" draw:layer="layout" svg:width="0.4cm" svg:height="1cm" svg:x="13cm" svg:y="11.2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measure draw:style-name="gr9" draw:text-style-name="P3" draw:layer="layout" svg:x1="13.4cm" svg:y1="11.2cm" svg:x2="19.6cm" svg:y2="11.2cm">
          <text:p text:style-name="P3"><text:span text:style-name="T2">K-1 bits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easure" style:family="graphic" style:parent-style-name="Default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21:02:49.051384086</meta:creation-date>
    <dc:date>2019-08-10T21:24:39.095535302</dc:date>
    <meta:editing-duration>PT5M</meta:editing-duration>
    <meta:editing-cycles>2</meta:editing-cycles>
    <meta:generator>LibreOffice/6.2.5.2$Linux_X86_64 LibreOffice_project/2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row>
      <mtext>(2)</mtext>
      <mrow>
        <msub>
          <mtext>Hop</mtext>
          <mtext>Width</mtext>
        </msub>
        <mo stretchy="false">=</mo>
        <mo stretchy="false">⌈</mo>
      </mrow>
      <mrow>
        <msub>
          <mtext>log</mtext>
          <mn>2</mn>
        </msub>
        <mrow>
          <mo fence="true" stretchy="false">(</mo>
          <mrow>
            <mrow>
              <mtext>NbPorts</mtext>
              <mo stretchy="false">−</mo>
              <mn>1</mn>
            </mrow>
          </mrow>
          <mo fence="true" stretchy="false">)</mo>
        </mrow>
      </mrow>
      <mo stretchy="false">⌉</mo>
    </mrow>
    <annotation encoding="StarMath 5.0">"(2)""Hop"_"Width" = \lceil {"log"_2("NbPorts"-1)} \rceil</annotation>
  </semantics>
</math>
</file>

<file path=Object 2/content.xml><?xml version="1.0" encoding="utf-8"?>
<math xmlns="http://www.w3.org/1998/Math/MathML" display="block">
  <semantics>
    <mrow>
      <mtext>(1)</mtext>
      <mrow>
        <msub>
          <mtext>Index</mtext>
          <mtext>Width</mtext>
        </msub>
        <mo stretchy="false">=</mo>
        <mo stretchy="false">⌈</mo>
      </mrow>
      <mrow>
        <msub>
          <mtext>log</mtext>
          <mn>2</mn>
        </msub>
        <mrow>
          <mo fence="true" stretchy="false">(</mo>
          <mrow>
            <mtext>NbHops</mtext>
          </mrow>
          <mo fence="true" stretchy="false">)</mo>
        </mrow>
      </mrow>
      <mo stretchy="false">⌉</mo>
    </mrow>
    <annotation encoding="StarMath 5.0">"(1)""Index"_"Width" = \lceil {"log"_2("NbHops")} \rceil</annotation>
  </semantics>
</math>
</file>